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1.929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layer="layout" svg:width="24.8cm" svg:height="4.963cm" svg:x="0.8cm" svg:y="4.8cm" presentation:class="title" presentation:placeholder="true">
          <draw:text-box/>
        </draw:frame>
        <draw:frame presentation:style-name="pr2" draw:text-style-name="P1" draw:layer="layout" svg:width="15.6cm" svg:height="2.693cm" svg:x="10cm" svg:y="10.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>
        <draw:frame presentation:style-name="pr4" draw:layer="layout" svg:width="25.2cm" svg:height="3.506cm" svg:x="1.4cm" svg:y="0.837cm" presentation:class="title" presentation:placeholder="true">
          <draw:text-box/>
        </draw:frame>
        <draw:frame presentation:style-name="pr5" draw:layer="layout" svg:width="25.2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solid" draw:fill-color="#eff5f5"/>
      <style:text-properties style:letter-kerning="true"/>
    </style:style>
    <style:style style:name="Nature_5f_Illustration-backgroundobjects" style:display-name="Nature_Illustration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solid" draw:fill-color="#eff5f5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stroke="none" draw:fill="none"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ff5f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80d572" draw:auto-grow-height="false" loext:decorative="false"/>
    </style:style>
    <style:style style:name="Mgr4" style:family="graphic" style:parent-style-name="standard">
      <style:graphic-properties draw:stroke="none" draw:fill="solid" draw:fill-color="#80d572" draw:auto-grow-height="false" draw:shadow="visible" draw:shadow-offset-x="0.071cm" draw:shadow-offset-y="0.071cm" draw:shadow-color="#342a06" draw:shadow-opacity="50%" loext:shadow-blur="0.282cm" loext:decorative="false"/>
    </style:style>
    <style:style style:name="Mgr5" style:family="graphic" style:parent-style-name="standard">
      <style:graphic-properties draw:stroke="none" draw:fill="solid" draw:fill-color="#ffffff" draw:auto-grow-height="false" draw:shadow="visible" draw:shadow-offset-x="0.141cm" draw:shadow-offset-y="0.141cm" draw:shadow-color="#808080" draw:shadow-opacity="50%" loext:shadow-blur="0.282cm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ffcd00" draw:auto-grow-height="false" draw:shadow="visible" draw:shadow-offset-x="0.071cm" draw:shadow-offset-y="0.071cm" draw:shadow-color="#e8a202" draw:shadow-opacity="50%" loext:shadow-blur="0.282cm" loext:decorative="false"/>
    </style:style>
    <style:style style:name="Mgr8" style:family="graphic" style:parent-style-name="standard">
      <style:graphic-properties draw:stroke="none" draw:fill="solid" draw:fill-color="#ff940d" draw:auto-grow-height="false" draw:shadow="visible" draw:shadow-offset-x="0.071cm" draw:shadow-offset-y="0.071cm" draw:shadow-color="#ea7500" loext:shadow-blur="0.141cm" loext:decorative="false"/>
    </style:style>
    <style:style style:name="Mgr9" style:family="graphic" style:parent-style-name="standard">
      <style:graphic-properties draw:stroke="none" draw:fill="solid" draw:fill-color="#18a000" draw:auto-grow-height="false" draw:shadow="visible" draw:shadow-offset-x="0.106cm" draw:shadow-offset-y="0.106cm" draw:shadow-color="#2e2706" draw:shadow-opacity="50%" loext:shadow-blur="0.282cm" loext:decorative="false"/>
    </style:style>
    <style:style style:name="Mgr10" style:family="graphic">
      <style:graphic-properties loext:decorative="false"/>
    </style:style>
    <style:style style:name="Mgr11" style:family="graphic" style:parent-style-name="standard">
      <style:graphic-properties draw:stroke="none" draw:fill="solid" draw:fill-color="#663200" draw:auto-grow-height="false" loext:decorative="false"/>
    </style:style>
    <style:style style:name="Mgr12" style:family="graphic" style:parent-style-name="standard">
      <style:graphic-properties draw:stroke="none" draw:fill="solid" draw:fill-color="#3cb92d" draw:auto-grow-height="false" draw:shadow="visible" draw:shadow-offset-x="0.106cm" draw:shadow-offset-y="0.106cm" draw:shadow-color="#127622" loext:shadow-blur="0.282cm" loext:decorative="false"/>
    </style:style>
    <style:style style:name="Mgr13" style:family="graphic" style:parent-style-name="standard">
      <style:graphic-properties draw:stroke="none" draw:fill="solid" draw:fill-color="#ff8080" draw:auto-grow-height="false" draw:shadow="visible" draw:shadow-offset-x="0.035cm" draw:shadow-offset-y="0.035cm" draw:shadow-color="#41190d" draw:shadow-opacity="50%" loext:shadow-blur="0.282cm" loext:decorative="false"/>
    </style:style>
    <style:style style:name="Mgr14" style:family="graphic" style:parent-style-name="standard">
      <style:graphic-properties draw:stroke="none" draw:fill="solid" draw:fill-color="#ebadb2" draw:auto-grow-height="false" draw:shadow="visible" draw:shadow-offset-x="0.035cm" draw:shadow-offset-y="0.035cm" draw:shadow-color="#41190d" draw:shadow-opacity="50%" loext:shadow-blur="0.282cm" loext:decorative="false"/>
    </style:style>
    <style:style style:name="Mpr1" style:family="presentation" style:parent-style-name="Nature_5f_Illustration-backgroundobjects">
      <style:graphic-properties draw:fill="none" draw:fill-color="#ffffff" fo:min-height="0.648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fill="none" draw:fill-color="#ffffff" fo:min-height="0.479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fill="none" draw:fill-color="#ffffff" fo:min-height="0.8cm" loext:decorative="false"/>
      <style:paragraph-properties style:writing-mode="lr-tb"/>
    </style:style>
    <style:style style:name="Mpr4" style:family="presentation" style:parent-style-name="Nature_5f_Illustratio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fill="none" draw:fill-color="#ffffff" fo:min-height="1.448cm" loext:decorative="false"/>
      <style:paragraph-properties style:writing-mode="lr-tb"/>
    </style:style>
    <style:style style:name="Mpr7" style:family="presentation" style:parent-style-name="Nature_5f_Illustration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d572"/>
    </style:style>
    <style:style style:name="MP6" style:family="paragraph">
      <loext:graphic-properties draw:fill="solid" draw:fill-color="#ffffff"/>
    </style:style>
    <style:style style:name="MP7" style:family="paragraph">
      <loext:graphic-properties draw:fill="solid" draw:fill-color="#ffcd00"/>
    </style:style>
    <style:style style:name="MP8" style:family="paragraph">
      <loext:graphic-properties draw:fill="solid" draw:fill-color="#ff940d"/>
    </style:style>
    <style:style style:name="MP9" style:family="paragraph">
      <loext:graphic-properties draw:fill="solid" draw:fill-color="#18a000"/>
    </style:style>
    <style:style style:name="MP10" style:family="paragraph">
      <loext:graphic-properties draw:fill="solid" draw:fill-color="#663200"/>
    </style:style>
    <style:style style:name="MP11" style:family="paragraph">
      <loext:graphic-properties draw:fill="solid" draw:fill-color="#3cb92d"/>
    </style:style>
    <style:style style:name="MP12" style:family="paragraph">
      <loext:graphic-properties draw:fill="solid" draw:fill-color="#ff8080"/>
    </style:style>
    <style:style style:name="MP13" style:family="paragraph">
      <loext:graphic-properties draw:fill="solid" draw:fill-color="#ebadb2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Nature_5f_Illustration" style:display-name="Nature_Illust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0.029cm" svg:height="8.5cm" svg:x="-7.729cm" svg:y="17.0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5" draw:layer="backgroundobjects" svg:width="30cm" svg:height="9.4cm" svg:x="3.291cm" svg:y="17.4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6" draw:layer="backgroundobjects" svg:width="19.118cm" svg:height="7.213cm" svg:x="0.621cm" svg:y="3.317cm" svg:viewBox="0 0 19119 7214" svg:d="M6814 917c823-907 1976-907 2778-317 1107-987 2581-590 3625 0 1640-760 3227-99 4021 1376 1701 151 2684 1738 1032 3201 45 881-1070 1032-1852 847-125 1092-2412 1602-3360 793-488 167-923-22-1376-264-473 563-1663 941-2699 0-741 661-2007 469-2910-318-1006 979-3330 446-4181-635-2249-242-2702-2831-211-3413 419-854 1383-1478 2355-952 974-809 1693-1017 2778-318z">
        <text:p/>
      </draw:path>
      <draw:path draw:style-name="Mgr5" draw:text-style-name="MP6" draw:layer="backgroundobjects" svg:width="5.194cm" svg:height="3.508cm" svg:x="16.821cm" svg:y="1.07cm" svg:viewBox="0 0 5195 3509" svg:d="M1908 443c193-265 442-325 718-265 465-363 1327-122 1398 284 511-19 700 329 813 624 809 619 69 1542-454 1606-181 567-1012 1198-1719 529-261 435-775 288-1097 38-449 102-804-367-869-718-1288-571-536-1796 208-1758 182-559 772-484 1002-340z">
        <text:p/>
      </draw:path>
      <draw:path draw:style-name="Mgr5" draw:text-style-name="MP6" draw:layer="backgroundobjects" svg:width="6.779cm" svg:height="4.847cm" svg:x="20.917cm" svg:y="4.049cm" svg:viewBox="0 0 6780 4848" svg:d="M922 1652c-212-1058 1217-1652 2071-1172 273-635 960-551 1414-257 431-223 1149 68 1225 711 1398 159 1625 1905 90 2275-37 613-665 862-1156 681-106 347-514 453-892 453-416 613-1346 749-1890-53-514 257-960-83-1142-514-740-219-1065-1716 280-2124z">
        <text:p/>
      </draw:path>
      <draw:g draw:style-name="Mgr6">
        <draw:custom-shape draw:style-name="Mgr7" draw:text-style-name="MP7" draw:layer="backgroundobjects" svg:width="3.36cm" svg:height="3.36cm" svg:x="24.848cm" svg:y="-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2.6cm" svg:height="2.6cm" svg:x="25.228cm" svg:y="0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6">
        <draw:path draw:style-name="Mgr9" draw:text-style-name="MP9" draw:layer="backgroundobjects" svg:width="2.307cm" svg:height="3.573cm" svg:x="22.378cm" svg:y="15.26cm" svg:viewBox="0 0 2308 3574" svg:d="M935 215c204-332 650-280 737 159 488 30 715 605 488 1088 280 280 112 658-76 923 129 484-143 809-453 809-303 483-907 635-1013-333-416-159-484-544-401-832-348-506-219-869-15-1081 3 0 5 0 8 0-61-438 219-997 725-733z">
          <text:p/>
        </draw:path>
        <draw:g draw:style-name="Mgr10">
          <draw:polygon draw:style-name="Mgr11" draw:text-style-name="MP10" draw:layer="backgroundobjects" svg:width="0.619cm" svg:height="0.649cm" svg:x="22.935cm" svg:y="16.602cm" svg:viewBox="0 0 620 650" draw:points="0,0 620,582 597,650">
            <text:p/>
          </draw:polygon>
          <draw:polygon draw:style-name="Mgr11" draw:text-style-name="MP10" draw:layer="backgroundobjects" svg:width="0.574cm" svg:height="0.634cm" svg:x="22.935cm" svg:y="17.252cm" svg:viewBox="0 0 575 635" draw:points="0,0 575,575 560,635">
            <text:p/>
          </draw:polygon>
          <draw:polygon draw:style-name="Mgr11" draw:text-style-name="MP10" draw:layer="backgroundobjects" svg:width="0.649cm" svg:height="0.846cm" svg:x="23.646cm" svg:y="16.549cm" svg:viewBox="0 0 650 847" draw:points="650,0 0,764 15,847">
            <text:p/>
          </draw:polygon>
          <draw:polygon draw:style-name="Mgr11" draw:text-style-name="MP10" draw:layer="backgroundobjects" svg:width="0.656cm" svg:height="0.854cm" svg:x="23.699cm" svg:y="16.995cm" svg:viewBox="0 0 657 855" draw:points="657,0 7,711 0,855">
            <text:p/>
          </draw:polygon>
          <draw:polygon draw:style-name="Mgr11" draw:text-style-name="MP10" draw:layer="backgroundobjects" svg:width="0.619cm" svg:height="3.189cm" svg:x="23.313cm" svg:y="16.156cm" svg:viewBox="0 0 620 3190" draw:points="265,0 620,3190 0,3190">
            <text:p/>
          </draw:polygon>
        </draw:g>
      </draw:g>
      <draw:g draw:style-name="Mgr6">
        <draw:path draw:style-name="Mgr12" draw:text-style-name="MP11" draw:layer="backgroundobjects" svg:width="3.769cm" svg:height="3.974cm" svg:x="24.05cm" svg:y="14.65cm" svg:viewBox="0 0 3770 3975" svg:d="M1546 251c386-439 1066-250 1240 166 726-113 1262 627 801 1240 288 272 227 771-121 1005 257 507-332 953-793 953-892 710-1558 258-1769-386-598-113-900-831-719-1043-302-454-196-953 46-1051-46-718 627-1111 1315-884z">
          <text:p/>
        </draw:path>
        <draw:g draw:style-name="Mgr10">
          <draw:polygon draw:style-name="Mgr11" draw:text-style-name="MP10" draw:layer="backgroundobjects" svg:width="0.816cm" svg:height="0.838cm" svg:x="25.097cm" svg:y="16.171cm" svg:viewBox="0 0 817 839" draw:points="0,0 817,779 794,839">
            <text:p/>
          </draw:polygon>
          <draw:polygon draw:style-name="Mgr11" draw:text-style-name="MP10" draw:layer="backgroundobjects" svg:width="0.748cm" svg:height="0.748cm" svg:x="25.097cm" svg:y="17.01cm" svg:viewBox="0 0 749 749" draw:points="0,0 749,673 703,749">
            <text:p/>
          </draw:polygon>
          <draw:polygon draw:style-name="Mgr11" draw:text-style-name="MP10" draw:layer="backgroundobjects" svg:width="0.777cm" svg:height="1.027cm" svg:x="26.103cm" svg:y="16.156cm" svg:viewBox="0 0 778 1028" draw:points="778,0 0,930 37,1028">
            <text:p/>
          </draw:polygon>
          <draw:polygon draw:style-name="Mgr11" draw:text-style-name="MP10" draw:layer="backgroundobjects" svg:width="0.793cm" svg:height="1.096cm" svg:x="26.148cm" svg:y="16.7cm" svg:viewBox="0 0 794 1097" draw:points="794,0 0,855 0,1097">
            <text:p/>
          </draw:polygon>
          <draw:polygon draw:style-name="Mgr11" draw:text-style-name="MP10" draw:layer="backgroundobjects" svg:width="0.816cm" svg:height="3.99cm" svg:x="25.611cm" svg:y="15.65cm" svg:viewBox="0 0 817 3991" draw:points="386,0 817,3991 0,3991">
            <text:p/>
          </draw:polygon>
        </draw:g>
      </draw:g>
      <draw:g draw:style-name="Mgr6">
        <draw:path draw:style-name="Mgr9" draw:text-style-name="MP9" draw:layer="backgroundobjects" svg:width="2.21cm" svg:height="3.535cm" svg:x="0.59cm" svg:y="13.797cm" svg:viewBox="0 0 2211 3536" svg:d="M583 2895c-489-132-499-634-417-891-267-468-167-764-15-971-139-560 333-1042 738-794 265-319 574-354 725 113 500-54 682 747 486 1091 177 353 130 688-54 901 63 395-82 841-454 875-2-1-4-3-5-5-425 561-1075 348-1004-319z">
          <text:p/>
        </draw:path>
        <draw:g draw:style-name="Mgr10">
          <draw:polygon draw:style-name="Mgr11" draw:text-style-name="MP10" draw:layer="backgroundobjects" svg:width="0.668cm" svg:height="0.712cm" svg:x="1.059cm" svg:y="15.266cm" svg:viewBox="0 0 669 713" draw:points="0,0 669,621 642,713">
            <text:p/>
          </draw:polygon>
          <draw:polygon draw:style-name="Mgr11" draw:text-style-name="MP10" draw:layer="backgroundobjects" svg:width="0.603cm" svg:height="0.722cm" svg:x="1.059cm" svg:y="15.882cm" svg:viewBox="0 0 604 723" draw:points="0,0 604,599 583,723">
            <text:p/>
          </draw:polygon>
          <draw:polygon draw:style-name="Mgr11" draw:text-style-name="MP10" draw:layer="backgroundobjects" svg:width="0.604cm" svg:height="0.874cm" svg:x="1.895cm" svg:y="15.687cm" svg:viewBox="0 0 605 875" draw:points="605,0 0,675 6,875">
            <text:p/>
          </draw:polygon>
          <draw:polygon draw:style-name="Mgr11" draw:text-style-name="MP10" draw:layer="backgroundobjects" svg:width="0.62cm" svg:height="0.777cm" svg:x="1.852cm" svg:y="15.277cm" svg:viewBox="0 0 621 778" draw:points="621,0 0,702 43,778">
            <text:p/>
          </draw:polygon>
          <draw:polygon draw:style-name="Mgr11" draw:text-style-name="MP10" draw:layer="backgroundobjects" svg:width="0.636cm" svg:height="3.255cm" svg:x="1.469cm" svg:y="14.797cm" svg:viewBox="0 0 637 3256" draw:points="313,0 637,3256 0,3256">
            <text:p/>
          </draw:polygon>
        </draw:g>
      </draw:g>
      <draw:path draw:style-name="Mgr13" draw:text-style-name="MP12" draw:layer="backgroundobjects" svg:width="0.681cm" svg:height="0.777cm" svg:x="23.647cm" svg:y="19.915cm" svg:viewBox="0 0 682 778" svg:d="M428 0c83 11 47 154 71 231 0 0 140-70 176-15 35 56-72 125-108 187 0 0 127 99 95 157-33 58-144 0-216 0 0 0-28 220-108 218-80-1-65-144-97-216 0 0-199 67-234 0-36-66 80-119 121-179 0 0-150-151-97-216 52-64 172 39 258 58 0 0 55-235 139-225z">
        <text:p/>
      </draw:path>
      <draw:path draw:style-name="Mgr14" draw:text-style-name="MP13" draw:layer="backgroundobjects" svg:width="0.481cm" svg:height="0.436cm" svg:x="24.642cm" svg:y="18.333cm" svg:viewBox="0 0 482 437" svg:d="M120 5c52-26 77 59 120 97 0 0 63-112 107-93s6 97 9 146c0 0 104-40 123 5s-75 82-112 123c0 0 72 108 35 138s-87-43-131-64c0 0-80 96-122 78s-15-85-23-128c0 0-123-11-126-60s85-55 128-83c0 0-60-133-8-159z">
        <text:p/>
      </draw:path>
      <draw:path draw:style-name="Mgr14" draw:text-style-name="MP13" draw:layer="backgroundobjects" svg:width="0.808cm" svg:height="0.727cm" svg:x="27.235cm" svg:y="18.562cm" svg:viewBox="0 0 809 728" svg:d="M226 7c76-40 127 102 190 153 0 0 108-185 180-151 73 34 0 163 0 245 0 0 185-50 210 23 25 72-118 117-177 176 0 0 118 210 46 263s-159-82-238-123c0 0-111 157-181 129s-29-151-44-226c0 0-207-4-212-88-4-85 163-89 244-133 0 0-94-229-18-268z">
        <text:p/>
      </draw:path>
      <draw:path draw:style-name="Mgr13" draw:text-style-name="MP12" draw:layer="backgroundobjects" svg:width="0.68cm" svg:height="0.628cm" svg:x="21.571cm" svg:y="18.005cm" svg:viewBox="0 0 681 629" svg:d="M215 5c61-28 110 78 165 118 65-28 144-131 196-84 52 46-39 130-58 196 53 58 188 110 159 176-29 65-127 1-191 2-3 71 52 187-10 213-62 25-94-86-141-128-46 30-82 116-139 91-57-26-21-140-31-209-55-31-169-26-165-93s131-56 196-84c6-66-42-171 19-198z">
        <text:p/>
      </draw:path>
      <draw:path draw:style-name="Mgr14" draw:text-style-name="MP13" draw:layer="backgroundobjects" svg:width="0.483cm" svg:height="0.447cm" svg:x="20.84cm" svg:y="17.731cm" svg:viewBox="0 0 484 448" svg:d="M117 14c43-20 89 50 123 75 0 0 65-108 110-86s-1 105-1 158c0 0 119-40 134 9s-91 73-136 109c0 0 82 125 42 154s-77-51-116-76c0 0-72 105-116 90s-23-84-35-126c0 0-122-25-122-73s84-51 126-76c0 0-52-138-9-158z">
        <text:p/>
      </draw:path>
      <draw:path draw:style-name="Mgr13" draw:text-style-name="MP12" draw:layer="backgroundobjects" svg:width="0.773cm" svg:height="0.728cm" svg:x="2.596cm" svg:y="17.63cm" svg:viewBox="0 0 774 729" svg:d="M204 8c75-42 133 97 199 146 0 0 85-170 155-146s24 151 36 227c0 0 152-44 177 27 26 71-122 136-184 204 0 0 120 178 59 227-60 49-139-69-209-103 0 0-123 168-194 135s-15-156-23-233c0 0-214-6-220-88-6-83 150-88 225-131h2c0 0-97-223-23-265z">
        <text:p/>
      </draw:path>
      <draw:path draw:style-name="Mgr14" draw:text-style-name="MP13" draw:layer="backgroundobjects" svg:width="0.485cm" svg:height="0.41cm" svg:x="1.221cm" svg:y="18.652cm" svg:viewBox="0 0 486 411" svg:d="M126 4c45-22 78 59 117 88 0 0 52-102 93-88s14 88 21 132c0 0 119-17 128 31 9 47-86 60-129 90 0 0 66 122 24 149-42 26-81-55-121-82 0 0-67 98-108 81s-13-85-19-127c0 0-129-3-132-50s83-45 124-67c0 0-43-135 2-157z">
        <text:p/>
      </draw:path>
      <draw:path draw:style-name="Mgr13" draw:text-style-name="MP12" draw:layer="backgroundobjects" svg:width="0.808cm" svg:height="0.718cm" svg:x="-0.405cm" svg:y="17.434cm" svg:viewBox="0 0 809 719" svg:d="M620 21c65 40-5 152-7 228 0 0 198 48 196 125s-134 76-201 113c0 0 56 190-11 225s-128-79-192-119c0 0-144 162-213 119-69-42 7-162 11-243 0 0-204-36-203-116 1-79 144-76 216-114 0 0-64-195 4-232s132 81 198 121c0 0 137-147 202-107z">
        <text:p/>
      </draw:path>
      <draw:frame presentation:style-name="Nature_5f_Illustration-title" draw:layer="backgroundobjects" svg:width="24.8cm" svg:height="4.963cm" svg:x="0.8cm" svg:y="4.8cm" presentation:class="title" presentation:placeholder="true">
        <draw:text-box/>
      </draw:frame>
      <draw:frame presentation:style-name="Nature_5f_Illustration-outline1" draw:layer="backgroundobjects" svg:width="15.6cm" svg:height="2.693cm" svg:x="10cm" svg:y="10.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1"><presentation:date-time/></text:p>
        </draw:text-box>
      </draw:frame>
      <draw:frame presentation:style-name="Mpr2" draw:text-style-name="MP15" draw:layer="backgroundobjects" svg:width="8.875cm" svg:height="0.556cm" svg:x="9.576cm" svg:y="20cm" presentation:class="footer">
        <draw:text-box>
          <text:p text:style-name="MP14"><presentation:footer/></text:p>
        </draw:text-box>
      </draw:frame>
      <draw:frame presentation:style-name="Mpr3" draw:text-style-name="MP4" draw:layer="backgroundobjects" svg:width="1.8cm" svg:height="0.8cm" svg:x="25.8cm" svg:y="20.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Nature_5f_Illustration1" style:display-name="Nature_Illustration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30cm" svg:height="8.5cm" svg:x="-7cm" svg:y="1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5" draw:layer="backgroundobjects" svg:width="30cm" svg:height="9.4cm" svg:x="8cm" svg:y="19.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5" draw:text-style-name="MP6" draw:layer="backgroundobjects" svg:width="4.03cm" svg:height="2.914cm" svg:x="0.535cm" svg:y="2.568cm" svg:viewBox="0 0 4031 2915" svg:d="M1198 457c189-416 536-352 801-310 234-189 786-265 1028 204 537-45 915 529 824 1028 552 870-265 1709-1126 1202-265 378-514 242-892 83-280 363-1263 393-1407-325-378-75-446-582-378-861-226-515 371-1399 1150-1021z">
        <text:p/>
      </draw:path>
      <draw:path draw:style-name="Mgr5" draw:text-style-name="MP6" draw:layer="backgroundobjects" svg:width="4.038cm" svg:height="3.097cm" svg:x="5.963cm" svg:y="0.071cm" svg:viewBox="0 0 4039 3098" svg:d="M1265 550c75-295 491-347 756-174 257-446 1073-582 1496 76 363 68 545 499 454 832 257 756-242 1345-983 1194-242 310-506 370-756 310-264 431-846 408-1073-45-469 120-953-454-892-900-605-673-142-1799 998-1293z">
        <text:p/>
      </draw:path>
      <draw:path draw:style-name="Mgr5" draw:text-style-name="MP6" draw:layer="backgroundobjects" svg:width="5.59cm" svg:height="2.99cm" svg:x="23.38cm" svg:y="1.294cm" svg:viewBox="0 0 5591 2991" svg:d="M1485 514c332-340 695-325 1013-212 408-438 1088-408 1406 144 431-144 899 83 990 401 484 30 801 688 665 1202 91 423-325 612-710 453-371 416-1036 386-1323 144-393 280-824 302-1179 113-469 401-1497 272-1769-302-424-98-658-612-477-892-415-635 522-1414 1384-1051z">
        <text:p/>
      </draw:path>
      <draw:g draw:style-name="Mgr6">
        <draw:path draw:style-name="Mgr9" draw:text-style-name="MP9" draw:layer="backgroundobjects" svg:width="1.484cm" svg:height="2.345cm" svg:x="24.238cm" svg:y="17.294cm" svg:viewBox="0 0 1485 2346" svg:d="M602 138c95-148 360-240 484 63 373 46 426 498 313 769 161 254 64 463-45 600 130 261-127 565-279 565-180 296-596 335-699-233-222-99-306-349-250-575-198-226-131-505-18-628-28-353 163-713 494-561z">
          <text:p/>
        </draw:path>
        <draw:g draw:style-name="Mgr10">
          <draw:polygon draw:style-name="Mgr11" draw:text-style-name="MP10" draw:layer="backgroundobjects" svg:width="0.415cm" svg:height="0.476cm" svg:x="24.577cm" svg:y="18.219cm" svg:viewBox="0 0 416 477" draw:points="0,0 409,386 416,477">
            <text:p/>
          </draw:polygon>
          <draw:polygon draw:style-name="Mgr11" draw:text-style-name="MP10" draw:layer="backgroundobjects" svg:width="0.382cm" svg:height="0.443cm" svg:x="24.577cm" svg:y="18.667cm" svg:viewBox="0 0 383 444" draw:points="0,0 383,381 369,444">
            <text:p/>
          </draw:polygon>
          <draw:polygon draw:style-name="Mgr11" draw:text-style-name="MP10" draw:layer="backgroundobjects" svg:width="0.387cm" svg:height="0.524cm" svg:x="25.084cm" svg:y="18.233cm" svg:viewBox="0 0 388 525" draw:points="388,0 0,469 21,525">
            <text:p/>
          </draw:polygon>
          <draw:polygon draw:style-name="Mgr11" draw:text-style-name="MP10" draw:layer="backgroundobjects" svg:width="0.43cm" svg:height="0.539cm" svg:x="25.101cm" svg:y="18.483cm" svg:viewBox="0 0 431 540" draw:points="431,0 0,462 14,540">
            <text:p/>
          </draw:polygon>
          <draw:polygon draw:style-name="Mgr11" draw:text-style-name="MP10" draw:layer="backgroundobjects" svg:width="0.43cm" svg:height="2.1cm" svg:x="24.834cm" svg:y="17.97cm" svg:viewBox="0 0 431 2101" draw:points="0,2101 205,0 431,2101">
            <text:p/>
          </draw:polygon>
        </draw:g>
      </draw:g>
      <draw:g draw:style-name="Mgr6">
        <draw:path draw:style-name="Mgr9" draw:text-style-name="MP9" draw:layer="backgroundobjects" svg:width="1.28cm" svg:height="2.032cm" svg:x="25.798cm" svg:y="17.494cm" svg:viewBox="0 0 1281 2033" svg:d="M524 125c92-198 349-159 406 102 321-95 388 431 261 589 187 208 35 462-22 529 53 339-60 466-257 501-201 293-526 254-582-208-187-24-296-254-240-472-141-233-95-434-4-558-70-314 187-607 438-483z">
          <text:p/>
        </draw:path>
        <draw:g draw:style-name="Mgr10">
          <draw:polygon draw:style-name="Mgr11" draw:text-style-name="MP10" draw:layer="backgroundobjects" svg:width="0.366cm" svg:height="0.398cm" svg:x="26.057cm" svg:y="18.303cm" svg:viewBox="0 0 367 399" draw:points="0,0 367,346 367,399">
            <text:p/>
          </draw:polygon>
          <draw:polygon draw:style-name="Mgr11" draw:text-style-name="MP10" draw:layer="backgroundobjects" svg:width="0.324cm" svg:height="0.461cm" svg:x="26.512cm" svg:y="18.328cm" svg:viewBox="0 0 325 462" draw:points="325,0 0,384 4,462">
            <text:p/>
          </draw:polygon>
          <draw:polygon draw:style-name="Mgr11" draw:text-style-name="MP10" draw:layer="backgroundobjects" svg:width="0.369cm" svg:height="0.511cm" svg:x="26.53cm" svg:y="18.511cm" svg:viewBox="0 0 370 512" draw:points="370,0 0,420 11,512">
            <text:p/>
          </draw:polygon>
          <draw:polygon draw:style-name="Mgr11" draw:text-style-name="MP10" draw:layer="backgroundobjects" svg:width="0.349cm" svg:height="0.401cm" svg:x="26.057cm" svg:y="18.66cm" svg:viewBox="0 0 350 402" draw:points="0,0 350,345 339,402">
            <text:p/>
          </draw:polygon>
          <draw:polygon draw:style-name="Mgr11" draw:text-style-name="MP10" draw:layer="backgroundobjects" svg:width="0.345cm" svg:height="1.823cm" svg:x="26.297cm" svg:y="18.063cm" svg:viewBox="0 0 346 1824" draw:points="170,0 346,1824 0,1824">
            <text:p/>
          </draw:polygon>
        </draw:g>
      </draw:g>
      <draw:frame presentation:style-name="Nature_5f_Illustration1-title" draw:layer="backgroundobjects" svg:width="25.2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2cm" svg:height="13.486cm" svg:x="1.4cm" svg:y="4.914cm" presentation:class="outline" presentation:placeholder="true">
        <draw:text-box draw:corner-radius="1cm"/>
      </draw:frame>
      <draw:frame presentation:style-name="Mpr6" draw:text-style-name="MP2" draw:layer="backgroundobjects" svg:width="6.523cm" svg:height="1.448cm" svg:x="0.077cm" svg:y="20.2cm" presentation:class="date-time">
        <draw:text-box>
          <text:p text:style-name="MP1"><presentation:date-time/></text:p>
        </draw:text-box>
      </draw:frame>
      <draw:frame presentation:style-name="Mpr6" draw:text-style-name="MP15" draw:layer="backgroundobjects" svg:width="8.875cm" svg:height="1.448cm" svg:x="9.576cm" svg:y="20.2cm" presentation:class="footer">
        <draw:text-box>
          <text:p text:style-name="MP14"><presentation:footer/></text:p>
        </draw:text-box>
      </draw:frame>
      <draw:frame presentation:style-name="Mpr6" draw:text-style-name="MP4" draw:layer="backgroundobjects" svg:width="6.523cm" svg:height="1.448cm" svg:x="21.077cm" svg:y="20.1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8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0.840141200</meta:creation-date>
    <dc:description>This work is licensed under a Creative Commons 0 License.
It makes use of the works of kka_libo_design@ashisuto.co.jp.</dc:description>
    <meta:generator>LibreOffice/24.2.7.2$Linux_AARCH64 LibreOffice_project/420$Build-2</meta:generator>
    <dc:title>Nature Illustration</dc:title>
    <meta:editing-duration>P0D</meta:editing-duration>
    <meta:editing-cycles>1</meta:editing-cycles>
    <meta:document-statistic meta:object-count="101"/>
    <meta:template xlink:type="simple" xlink:actuate="onRequest" xlink:title="Nature Illustration" xlink:href="../Nature_Illustration.otp" meta:date="2025-12-09T10:55:50.840480100"/>
  </office:meta>
</office:document-meta>
</file>